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974" officeooo:paragraph-rsid="000c39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s ty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3:29:03.870267313</meta:creation-date>
    <dc:date>2015-03-06T13:29:23.728116656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4.2.7.2$Linux_X86_64 LibreOffice_project/420m0$Build-2</meta:generator>
  </office:meta>
</office:document-meta>
</file>